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8" table:default-cell-style-name="ce74"/>
        <table:table-column table:style-name="co4" table:number-columns-repeated="7" table:default-cell-style-name="ce74"/>
        <table:table-column table:style-name="co4" table:number-columns-repeated="97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Web</text:p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>ResSoc</text:p>
          </table:table-cell>
          <table:covered-table-cell table:number-columns-repeated="3" table:style-name="ce12"/>
          <table:table-cell table:style-name="ce12" table:number-columns-repeated="2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35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5"/>
          <table:table-cell table:style-name="ce81" table:number-columns-repeated="40"/>
          <table:table-cell table:style-name="ce86" table:number-columns-repeated="935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6" office:value-type="string" calcext:value-type="string">
            <text:p>Différents réseaux sociaux</text:p>
          </table:table-cell>
          <table:table-cell table:style-name="ce76" office:value-type="string" calcext:value-type="string">
            <text:p>Dopamine</text:p>
          </table:table-cell>
          <table:table-cell table:style-name="ce76" office:value-type="string" calcext:value-type="string">
            <text:p>Débat</text:p>
          </table:table-cell>
          <table:table-cell table:style-name="ce76" office:value-type="string" calcext:value-type="string">
            <text:p>Regard critique sur les réseaux sociaux</text:p>
          </table:table-cell>
          <table:table-cell table:style-name="ce76"/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3"/>
          <table:table-cell table:style-name="ce84" table:number-columns-repeated="40"/>
          <table:table-cell table:style-name="ce88" table:number-columns-repeated="935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31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31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8"/>
          <table:table-cell table:number-columns-repeated="983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8"/>
          <table:table-cell table:number-columns-repeated="983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8"/>
          <table:table-cell table:number-columns-repeated="983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82" table:default-cell-style-name="ce74"/>
        <table:table-column table:style-name="co4" table:number-columns-repeated="5" table:default-cell-style-name="ce74"/>
        <table:table-column table:style-name="co4" table:number-columns-repeated="934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5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4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string" calcext:value-type="string">
            <text:p>Eval 10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4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6" office:value-type="string" calcext:value-type="string">
            <text:p>Trier des cartes</text:p>
          </table:table-cell>
          <table:table-cell table:style-name="ce76" office:value-type="string" calcext:value-type="string">
            <text:p>Exercies tris</text:p>
          </table:table-cell>
          <table:table-cell table:style-name="ce93" office:value-type="string" calcext:value-type="string">
            <text:p>tris et données en table</text:p>
          </table:table-cell>
          <table:table-cell table:style-name="ce93" office:value-type="string" calcext:value-type="string">
            <text:p>Projet Snake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4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office:value-type="date" office:date-value="2022-03-14" calcext:value-type="date">
            <text:p>14 mars</text:p>
          </table:table-cell>
          <table:table-cell table:style-name="ce66" office:value-type="date" office:date-value="2022-03-21" calcext:value-type="date">
            <text:p>21 mars</text:p>
          </table:table-cell>
          <table:table-cell table:style-name="ce66" office:value-type="date" office:date-value="2022-03-29" calcext:value-type="date">
            <text:p>29 mars</text:p>
          </table:table-cell>
          <table:table-cell table:style-name="ce66" table:number-columns-repeated="40"/>
          <table:table-cell table:style-name="ce83" table:number-columns-repeated="40"/>
          <table:table-cell table:style-name="ce87" table:number-columns-repeated="894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3"/>
          <table:table-cell table:style-name="ce84" table:number-columns-repeated="40"/>
          <table:table-cell table:style-name="ce88" table:number-columns-repeated="894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81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1"/>
          <table:table-cell table:number-columns-repeated="940"/>
        </table:table-row>
        <table:table-row table:style-name="ro5">
          <table:table-cell table:number-columns-repeated="2"/>
          <table:table-cell table:style-name="ce71" table:number-columns-repeated="82"/>
          <table:table-cell table:number-columns-repeated="940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82"/>
          <table:table-cell table:number-columns-repeated="940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82"/>
          <table:table-cell table:number-columns-repeated="940"/>
        </table:table-row>
        <table:table-row table:style-name="ro5">
          <table:table-cell table:number-columns-repeated="2"/>
          <table:table-cell table:style-name="ce71" table:number-columns-repeated="82"/>
          <table:table-cell table:number-columns-repeated="940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81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82"/>
          <table:table-cell table:number-columns-repeated="940"/>
        </table:table-row>
        <table:table-row table:style-name="ro9">
          <table:table-cell table:number-columns-repeated="2"/>
          <table:table-cell table:style-name="ce71" table:number-columns-repeated="82"/>
          <table:table-cell table:number-columns-repeated="940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82"/>
          <table:table-cell table:number-columns-repeated="940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1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80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0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0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82"/>
          <table:table-cell table:number-columns-repeated="940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82"/>
          <table:table-cell table:number-columns-repeated="940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 table:number-columns-spanned="12" table:number-rows-spanned="1">
            <text:p>Algo</text:p>
          </table:table-cell>
          <table:covered-table-cell table:number-columns-repeated="11" table:style-name="ce12"/>
          <table:table-cell table:style-name="ce12" office:value-type="string" calcext:value-type="string" table:number-columns-spanned="4" table:number-rows-spanned="1">
            <text:p>Archi</text:p>
          </table:table-cell>
          <table:covered-table-cell table:number-columns-repeated="3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table:number-columns-repeated="7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d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office:value-type="string" calcext:value-type="string">
            <text:p>Chiffrement symétrique</text:p>
          </table:table-cell>
          <table:table-cell table:style-name="ce76" office:value-type="string" calcext:value-type="string">
            <text:p>TP chiffrement polyalphabétique</text:p>
          </table:table-cell>
          <table:table-cell table:style-name="ce76" office:value-type="string" calcext:value-type="string">
            <text:p>Chiffremen asymétrique – Diffie-Hellman</text:p>
          </table:table-cell>
          <table:table-cell table:style-name="ce76" office:value-type="string" calcext:value-type="string">
            <text:p>Chiffrement asymétrique – RSA</text:p>
          </table:table-cell>
          <table:table-cell table:style-name="ce76" office:value-type="string" calcext:value-type="string">
            <text:p>Programmation dynamique – Fibonacci</text:p>
          </table:table-cell>
          <table:table-cell table:style-name="ce76" office:value-type="string" calcext:value-type="string">
            <text:p>Programmation dynamique – rendu de monnaie</text:p>
          </table:table-cell>
          <table:table-cell table:style-name="ce76" office:value-type="string" calcext:value-type="string">
            <text:p>Programmation dynamique – TP découpe barre</text:p>
          </table:table-cell>
          <table:table-cell table:style-name="ce76" office:value-type="string" calcext:value-type="string">
            <text:p>Recherche textuelle</text:p>
          </table:table-cell>
          <table:table-cell table:style-name="ce76"/>
          <table:table-cell table:style-name="ce65" table:number-columns-repeated="2"/>
          <table:table-cell table:style-name="ce65" office:value-type="string" calcext:value-type="string">
            <text:p>fonctionnelle</text:p>
          </table:table-cell>
          <table:table-cell table:style-name="ce65" table:number-columns-repeated="3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office:value-type="date" office:date-value="2022-03-22" calcext:value-type="date">
            <text:p>22 mars</text:p>
          </table:table-cell>
          <table:table-cell table:style-name="ce31" office:value-type="date" office:date-value="2022-03-23" calcext:value-type="date">
            <text:p>23 mars</text:p>
          </table:table-cell>
          <table:table-cell table:style-name="ce31"/>
          <table:table-cell table:style-name="ce31" office:value-type="date" office:date-value="2022-04-05" calcext:value-type="date">
            <text:p>5 avr.</text:p>
          </table:table-cell>
          <table:table-cell table:number-columns-repeated="2" table:style-name="ce31" office:value-type="date" office:date-value="2022-04-11" calcext:value-type="date">
            <text:p>11 avr.</text:p>
          </table:table-cell>
          <table:table-cell table:style-name="ce31" table:number-columns-repeated="9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9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/>
          <table:table-cell table:style-name="ce66" office:value-type="date" office:date-value="2022-03-11" calcext:value-type="date">
            <text:p>11 mars</text:p>
          </table:table-cell>
          <table:table-cell table:number-columns-repeated="2" table:style-name="ce66" office:value-type="date" office:date-value="2022-03-17" calcext:value-type="date">
            <text:p>17 mars</text:p>
          </table:table-cell>
          <table:table-cell table:style-name="ce66"/>
          <table:table-cell table:style-name="ce66" office:value-type="date" office:date-value="2022-03-31" calcext:value-type="date">
            <text:p>31 mars</text:p>
          </table:table-cell>
          <table:table-cell table:number-columns-repeated="2" table:style-name="ce66" office:value-type="date" office:date-value="2022-04-01" calcext:value-type="date">
            <text:p>1 avr.</text:p>
          </table:table-cell>
          <table:table-cell table:style-name="ce66" table:number-columns-repeated="20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0:20:30.090142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4-11T12:42:05.694827826</dc:date>
    <meta:editing-duration>P332DT5H51M56S</meta:editing-duration>
    <meta:editing-cycles>1139</meta:editing-cycles>
    <meta:generator>LibreOffice/6.1.5.2$Linux_X86_64 LibreOffice_project/10$Build-2</meta:generator>
    <meta:document-statistic meta:table-count="3" meta:cell-count="984" meta:object-count="0"/>
  </office:meta>
</office:document-meta>
</file>